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3890" officeooo:paragraph-rsid="001c3890"/>
    </style:style>
    <style:style style:name="P2" style:family="paragraph" style:parent-style-name="Standard">
      <style:text-properties fo:font-weight="bold" officeooo:rsid="001c3890" officeooo:paragraph-rsid="001c3890" style:font-weight-asian="bold" style:font-weight-complex="bold"/>
    </style:style>
    <style:style style:name="P3" style:family="paragraph" style:parent-style-name="Standard">
      <style:text-properties fo:font-weight="normal" officeooo:rsid="001c3890" officeooo:paragraph-rsid="001c3890" style:font-weight-asian="normal" style:font-weight-complex="normal"/>
    </style:style>
    <style:style style:name="P4" style:family="paragraph" style:parent-style-name="Standard">
      <style:text-properties fo:font-weight="normal" officeooo:rsid="001e1499" officeooo:paragraph-rsid="001e1499" style:font-weight-asian="normal" style:font-weight-complex="normal"/>
    </style:style>
    <style:style style:name="P5" style:family="paragraph" style:parent-style-name="Standard">
      <style:text-properties officeooo:rsid="001c3890" officeooo:paragraph-rsid="001c3890"/>
    </style:style>
    <style:style style:name="P6" style:family="paragraph" style:parent-style-name="Standard">
      <style:text-properties officeooo:rsid="0021f0ab" officeooo:paragraph-rsid="0021f0ab"/>
    </style:style>
    <style:style style:name="T1" style:family="text">
      <style:text-properties officeooo:rsid="001f2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structure</text:p>
      <text:p text:style-name="P1"/>
      <text:p text:style-name="P2">num_images</text:p>
      <text:p text:style-name="P3"/>
      <text:p text:style-name="P3">arr_index int primary_key (0, 70,000) </text:p>
      <text:p text:style-name="P3">train_data_type text (training, validation, test)</text:p>
      <text:p text:style-name="P3">numeral int</text:p>
      <text:p text:style-name="P3"/>
      <text:p text:style-name="P2">num<text:span text:style-name="T1">eral_rec</text:span></text:p>
      <text:p text:style-name="P2"/>
      <text:p text:style-name="P4">id int primary key</text:p>
      <text:p text:style-name="P3">rec_num linked from arr_index </text:p>
      <text:p text:style-name="P3">pix_num (0-784) int</text:p>
      <text:p text:style-name="P3">gray_value int </text:p>
      <text:p text:style-name="P1"/>
      <text:p text:style-name="P1"/>
      <text:p text:style-name="P6">load data as same format as original</text:p>
      <text:p text:style-name="P6">get new to classify same as original</text:p>
      <text:p text:style-name="P6">check goldprice program is working</text:p>
      <text:p text:style-name="P6">get gold price program to input data from data base</text:p>
      <text:p text:style-name="P6">change to show outputs as a range of percentage increa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2:02:59.631319354</meta:creation-date>
    <dc:date>2019-01-31T11:24:03.970143864</dc:date>
    <meta:editing-duration>PT22M2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68" meta:character-count="433" meta:non-whitespace-character-count="377"/>
  </office:meta>
</office:document-meta>
</file>